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text-properties officeooo:paragraph-rsid="001a9039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1a9039" officeooo:paragraph-rsid="001a9039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a9039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4">23rd of September</text:span> <text:span text:style-name="T3">202</text:span><text:span text:style-name="T4">5 </text:span><text:span text:style-name="T3">under</text:span> the <text:span text:style-name="T4">47th</text:span> PA Meeting.</text:p>
      <text:p text:style-name="P1"/>
      <text:p text:style-name="P1">The Assembly, recognising the current situation,</text:p>
      <text:p text:style-name="P1"/>
      <text:p text:style-name="P5">Constitutes the need to move the PA building to a new location around X8700, Z-4800 to create a building more similar to the 1<text:span text:style-name="T5">st</text:span> server.</text:p>
      <text:p text:style-name="P1"/>
      <text:p text:style-name="P1">And proceeds.</text:p>
      <text:p text:style-name="P1"/>
      <text:p text:style-name="P1">Signed by,</text:p>
      <text:p text:style-name="P5">RedPanda_4</text:p>
      <text:p text:style-name="P5">Lunar_Lunatic_</text:p>
      <text:p text:style-name="P5">Comradedoggo_23</text:p>
      <text:p text:style-name="P5">Eldegron</text:p>
      <text:p text:style-name="P1"/>
      <text:p text:style-name="P1"/>
      <text:p text:style-name="P1"/>
      <text:p text:style-name="P3"><text:span text:style-name="T1">[</text:span><text:span text:style-name="T2">Motion 47-2: To move the PA building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23T18:46:04.453990315</dc:date>
    <meta:editing-duration>PT4M13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1" meta:paragraph-count="10" meta:word-count="61" meta:character-count="381" meta:non-whitespace-character-count="330"/>
  </office:meta>
</office:document-meta>
</file>